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Cambria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mbria" fo:font-size="12pt" officeooo:paragraph-rsid="001ba933" style:font-size-asian="12pt" style:font-size-complex="12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mbria" fo:font-size="12pt" officeooo:paragraph-rsid="001ec1e7" style:font-size-asian="12pt" style:font-size-complex="12pt"/>
    </style:style>
    <style:style style:name="P4" style:family="paragraph" style:parent-style-name="Standard">
      <loext:graphic-properties draw:fill="none"/>
      <style:paragraph-properties fo:margin-left="7.493cm" fo:margin-right="0cm" fo:line-height="150%" fo:text-align="justify" style:justify-single-word="false" fo:text-indent="1.249cm" style:auto-text-indent="false" fo:background-color="transparent"/>
      <style:text-properties style:font-name="Cambria" fo:font-size="12pt" officeooo:paragraph-rsid="001ec1e7" style:font-size-asian="12pt" style:font-size-complex="12pt"/>
    </style:style>
    <style:style style:name="P5" style:family="paragraph" style:parent-style-name="Standard">
      <loext:graphic-properties draw:fill="none"/>
      <style:paragraph-properties fo:margin-left="1.401cm" fo:margin-right="0cm" fo:text-align="justify" style:justify-single-word="false" fo:text-indent="0cm" style:auto-text-indent="false" fo:background-color="transparent"/>
      <style:text-properties style:font-name="Cambria" fo:font-size="12pt" officeooo:paragraph-rsid="001dff81" style:font-size-asian="12pt" style:font-size-complex="12pt"/>
    </style:style>
    <style:style style:name="P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mbria" fo:font-size="12pt" officeooo:paragraph-rsid="001dff81" style:font-size-asian="12pt" style:font-size-complex="12pt"/>
    </style:style>
    <style:style style:name="P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Cambria" fo:font-size="12pt" officeooo:paragraph-rsid="001dff81" style:font-size-asian="12pt" style:font-size-complex="12pt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mbria" fo:font-size="12pt" officeooo:paragraph-rsid="001dff81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Cambria" fo:font-size="12pt" officeooo:paragraph-rsid="001ba933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Cambria" fo:font-size="12pt" officeooo:paragraph-rsid="001ba933" style:font-size-asian="12pt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Cambria"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Cambria" fo:font-size="12pt" fo:font-weight="bold" officeooo:rsid="0019030f" officeooo:paragraph-rsid="001ba933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Cambria" fo:font-size="12pt" fo:font-weight="bold" officeooo:rsid="0019030f" officeooo:paragraph-rsid="001ba933" style:font-name-asian="ArialMT" style:font-size-asian="12pt" style:font-weight-asian="bold" style:font-name-complex="ArialMT" style:font-size-complex="12pt" style:font-weight-complex="bold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Cambria" fo:font-size="12pt" fo:font-weight="bold" officeooo:rsid="0019030f" officeooo:paragraph-rsid="001d0bb9" style:font-name-asian="ArialMT" style:font-size-asian="12pt" style:font-weight-asian="bold" style:font-name-complex="ArialMT" style:font-size-complex="12pt" style:font-weight-complex="bold"/>
    </style:style>
    <style:style style:name="P15" style:family="paragraph" style:parent-style-name="Standard">
      <style:paragraph-properties fo:text-align="justify" style:justify-single-word="false" style:text-autospace="none"/>
      <style:text-properties style:font-name="Cambria" fo:font-size="12pt" fo:font-weight="bold" officeooo:rsid="001d0bb9" officeooo:paragraph-rsid="001d0bb9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Standard" style:master-page-name="">
      <style:paragraph-properties fo:text-align="end" style:justify-single-word="false" fo:orphans="0" fo:widows="0" style:page-number="auto" style:vertical-align="auto" style:snap-to-layout-grid="false"/>
      <style:text-properties style:font-name="Cambria" fo:font-size="12pt" fo:language="pl" fo:country="PL" fo:font-weight="bold" officeooo:paragraph-rsid="001ec1e7" style:font-name-asian="Times New Roman" style:font-size-asian="12pt" style:language-asian="pl" style:country-asian="PL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Standard">
      <style:paragraph-properties fo:text-align="end" style:justify-single-word="false" fo:orphans="0" fo:widows="0" style:vertical-align="auto" style:snap-to-layout-grid="false"/>
      <style:text-properties style:font-name="Cambria" fo:font-size="12pt" fo:language="pl" fo:country="PL" fo:font-weight="bold" officeooo:paragraph-rsid="001ec1e7" style:font-name-asian="Times New Roman" style:font-size-asian="12pt" style:language-asian="pl" style:country-asian="PL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end" style:justify-single-word="false" fo:orphans="0" fo:widows="0" style:vertical-align="auto" style:snap-to-layout-grid="false"/>
      <style:text-properties style:font-name="Cambria" fo:font-size="12pt" fo:language="pl" fo:country="PL" fo:font-weight="bold" officeooo:paragraph-rsid="001e5a04" style:font-name-asian="Times New Roman" style:font-size-asian="12pt" style:language-asian="pl" style:country-asian="PL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Standard">
      <loext:graphic-properties draw:fill="none"/>
      <style:paragraph-properties fo:margin-left="7.601cm" fo:margin-right="0cm" fo:text-align="end" style:justify-single-word="false" fo:orphans="0" fo:widows="0" fo:text-indent="0cm" style:auto-text-indent="false" fo:background-color="transparent" style:vertical-align="auto" style:snap-to-layout-grid="false"/>
      <style:text-properties style:font-name="Cambria" fo:font-size="12pt" fo:language="pl" fo:country="PL" fo:font-style="italic" fo:font-weight="bold" officeooo:rsid="00153ec5" officeooo:paragraph-rsid="001e5a04" style:font-name-asian="Times New Roman" style:font-size-asian="12pt" style:language-asian="pl" style:country-asian="PL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0" style:family="paragraph" style:parent-style-name="Standard">
      <style:paragraph-properties fo:text-align="end" style:justify-single-word="false"/>
      <style:text-properties style:font-name="Cambria" fo:font-size="12pt" officeooo:paragraph-rsid="0019030f" style:font-name-asian="ArialMT" style:font-size-asian="12pt" style:font-name-complex="ArialMT" style:font-size-complex="12pt"/>
    </style:style>
    <style:style style:name="P21" style:family="paragraph" style:parent-style-name="Standard">
      <style:paragraph-properties fo:text-align="justify" style:justify-single-word="false" style:text-autospace="none"/>
      <style:text-properties style:font-name="Cambria" fo:font-size="12pt" fo:font-weight="normal" officeooo:rsid="0019030f" officeooo:paragraph-rsid="001ba933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style:font-name="Cambria" fo:font-size="12pt" fo:font-weight="normal" officeooo:rsid="0019030f" officeooo:paragraph-rsid="001d0bb9" style:font-name-asian="ArialMT" style:font-size-asian="12pt" style:font-weight-asian="normal" style:font-name-complex="ArialMT" style:font-size-complex="12pt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Cambria" fo:font-size="12pt" fo:font-weight="normal" officeooo:rsid="0019030f" officeooo:paragraph-rsid="001d0bb9" style:font-name-asian="ArialMT" style:font-size-asian="12pt" style:font-weight-asian="normal" style:font-name-complex="ArialMT" style:font-size-complex="12pt" style:font-weight-complex="normal"/>
    </style:style>
    <style:style style:name="P24" style:family="paragraph" style:parent-style-name="Standard">
      <style:paragraph-properties fo:text-align="center" style:justify-single-word="false" style:text-autospace="none"/>
      <style:text-properties style:font-name="Cambria" fo:font-size="16pt" fo:font-weight="bold" officeooo:rsid="0019030f" officeooo:paragraph-rsid="001ba933" style:font-name-asian="ArialMT" style:font-size-asian="16pt" style:font-weight-asian="bold" style:font-name-complex="ArialMT" style:font-size-complex="16pt" style:font-weight-complex="bold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Cambria" fo:font-size="16pt" fo:font-weight="bold" officeooo:rsid="001ba933" officeooo:paragraph-rsid="001ba933" style:font-name-asian="ArialMT" style:font-size-asian="16pt" style:font-weight-asian="bold" style:font-name-complex="ArialMT" style:font-size-complex="16pt" style:font-weight-complex="bold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Cambria" fo:font-size="14pt" fo:font-weight="bold" officeooo:rsid="0019030f" officeooo:paragraph-rsid="001ba933" style:font-name-asian="ArialMT" style:font-size-asian="14pt" style:font-weight-asian="bold" style:font-name-complex="ArialMT" style:font-size-complex="14pt" style:font-weight-complex="bold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Cambria" fo:font-size="14pt" fo:font-weight="bold" officeooo:rsid="001d0bb9" officeooo:paragraph-rsid="001d0bb9" style:font-name-asian="ArialMT" style:font-size-asian="14pt" style:font-weight-asian="bold" style:font-name-complex="ArialMT" style:font-size-complex="14pt" style:font-weight-complex="bold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Cambria" fo:font-size="8pt" fo:font-style="italic" fo:font-weight="normal" officeooo:rsid="0019030f" officeooo:paragraph-rsid="001ba933" style:font-name-asian="ArialMT" style:font-size-asian="8pt" style:font-style-asian="italic" style:font-weight-asian="normal" style:font-name-complex="ArialMT" style:font-size-complex="8pt" style:font-style-complex="italic" style:font-weight-complex="normal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Cambria" fo:font-size="8pt" fo:font-style="italic" fo:font-weight="normal" officeooo:rsid="0019030f" officeooo:paragraph-rsid="001d0bb9" style:font-name-asian="ArialMT" style:font-size-asian="8pt" style:font-style-asian="italic" style:font-weight-asian="normal" style:font-name-complex="ArialMT" style:font-size-complex="8pt" style:font-style-complex="italic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style:font-name="Cambria" fo:font-size="8pt" fo:font-style="italic" fo:font-weight="normal" officeooo:rsid="0019030f" officeooo:paragraph-rsid="001ba933" style:font-name-asian="ArialMT" style:font-size-asian="8pt" style:font-style-asian="italic" style:font-weight-asian="normal" style:font-name-complex="ArialMT" style:font-size-complex="8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 style:text-autospace="none"/>
      <style:text-properties style:font-name="Cambria" fo:font-size="8pt" fo:font-style="italic" fo:font-weight="normal" officeooo:rsid="0019030f" officeooo:paragraph-rsid="001d0bb9" style:font-name-asian="ArialMT" style:font-size-asian="8pt" style:font-style-asian="italic" style:font-weight-asian="normal" style:font-name-complex="ArialMT" style:font-size-complex="8pt" style:font-style-complex="italic" style:font-weight-complex="normal"/>
    </style:style>
    <style:style style:name="P32" style:family="paragraph" style:parent-style-name="Standard" style:master-page-name="">
      <style:paragraph-properties fo:line-height="150%" style:page-number="auto"/>
      <style:text-properties style:font-name="Cambria" officeooo:paragraph-rsid="001ec1e7"/>
    </style:style>
    <style:style style:name="P33" style:family="paragraph" style:parent-style-name="Standard">
      <style:paragraph-properties fo:line-height="150%"/>
      <style:text-properties style:font-name="Cambria" officeooo:paragraph-rsid="001ec1e7"/>
    </style:style>
    <style:style style:name="P34" style:family="paragraph" style:parent-style-name="Standard">
      <style:paragraph-properties fo:margin-left="0.143cm" fo:margin-right="0.161cm" fo:line-height="150%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Cambria" officeooo:paragraph-rsid="001ec1e7"/>
    </style:style>
    <style:style style:name="P36" style:family="paragraph" style:parent-style-name="Standard">
      <style:paragraph-properties fo:line-height="150%" fo:text-align="center" style:justify-single-word="false"/>
      <style:text-properties style:font-name="Cambria" officeooo:paragraph-rsid="001ec1e7"/>
    </style:style>
    <style:style style:name="P37" style:family="paragraph" style:parent-style-name="Standard">
      <style:paragraph-properties fo:text-align="justify" style:justify-single-word="false"/>
      <style:text-properties style:font-name="Cambria" officeooo:paragraph-rsid="001ec1e7" style:font-name-complex="Calibri2"/>
    </style:style>
    <style:style style:name="P38" style:family="paragraph" style:parent-style-name="Standard">
      <style:paragraph-properties fo:margin-left="0.143cm" fo:margin-right="0.189cm" fo:text-align="justify" style:justify-single-word="false" fo:orphans="0" fo:widows="0" fo:text-indent="0cm" style:auto-text-indent="false"/>
      <style:text-properties style:font-name="Cambria" officeooo:paragraph-rsid="001ec1e7" style:font-name-complex="Calibri2"/>
    </style:style>
    <style:style style:name="P39" style:family="paragraph" style:parent-style-name="Standard">
      <style:paragraph-properties fo:margin-top="0.018cm" fo:margin-bottom="0cm" style:contextual-spacing="false" fo:line-height="0.388cm" fo:text-align="justify" style:justify-single-word="false" fo:orphans="0" fo:widows="0"/>
      <style:text-properties style:font-name="Cambria" officeooo:paragraph-rsid="001ec1e7" style:font-name-complex="Calibri2"/>
    </style:style>
    <style:style style:name="P40" style:family="paragraph" style:parent-style-name="Standard">
      <style:paragraph-properties fo:margin-left="6.459cm" fo:margin-right="0cm" fo:line-height="0.325cm" fo:text-align="justify" style:justify-single-word="false" fo:orphans="0" fo:widows="0" fo:text-indent="0cm" style:auto-text-indent="false"/>
      <style:text-properties style:font-name="Cambria" officeooo:paragraph-rsid="001ec1e7" style:font-name-complex="Calibri2"/>
    </style:style>
    <style:style style:name="P41" style:family="paragraph" style:parent-style-name="Standard">
      <style:paragraph-properties fo:margin-left="0.205cm" fo:margin-right="0cm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42" style:family="paragraph" style:parent-style-name="Standard">
      <style:paragraph-properties fo:margin-left="0.143cm" fo:margin-right="0.157cm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43" style:family="paragraph" style:parent-style-name="Standard">
      <style:paragraph-properties fo:margin-left="0.143cm" fo:margin-right="0.189cm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44" style:family="paragraph" style:parent-style-name="Standard">
      <style:paragraph-properties fo:margin-left="0cm" fo:margin-right="0.173cm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45" style:family="paragraph" style:parent-style-name="Standard">
      <style:paragraph-properties fo:margin-left="0.143cm" fo:margin-right="0.175cm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46" style:family="paragraph" style:parent-style-name="Standard">
      <style:paragraph-properties fo:text-align="justify" style:justify-single-word="false"/>
      <style:text-properties style:font-name="Cambria" officeooo:paragraph-rsid="001ec1e7"/>
    </style:style>
    <style:style style:name="P47" style:family="paragraph" style:parent-style-name="Standard">
      <style:paragraph-properties fo:line-height="0.325cm" fo:text-align="center" style:justify-single-word="false" fo:orphans="0" fo:widows="0"/>
      <style:text-properties style:font-name="Cambria" officeooo:paragraph-rsid="001ec1e7"/>
    </style:style>
    <style:style style:name="P48" style:family="paragraph" style:parent-style-name="Standard">
      <style:paragraph-properties fo:line-height="0.325cm" fo:orphans="0" fo:widows="0"/>
      <style:text-properties style:font-name="Cambria" officeooo:paragraph-rsid="001ec1e7"/>
    </style:style>
    <style:style style:name="P49" style:family="paragraph" style:parent-style-name="Standard">
      <style:paragraph-properties fo:margin-left="6.459cm" fo:margin-right="0cm" fo:line-height="0.325cm" fo:text-align="justify" style:justify-single-word="false" fo:orphans="0" fo:widows="0" fo:text-indent="0cm" style:auto-text-indent="false"/>
      <style:text-properties style:font-name="Cambria" officeooo:paragraph-rsid="001ec1e7"/>
    </style:style>
    <style:style style:name="P50" style:family="paragraph" style:parent-style-name="Standard">
      <style:paragraph-properties fo:line-height="0.325cm" fo:text-align="justify" style:justify-single-word="false" fo:orphans="0" fo:widows="0"/>
      <style:text-properties style:font-name="Cambria" officeooo:paragraph-rsid="001ec1e7"/>
    </style:style>
    <style:style style:name="P51" style:family="paragraph" style:parent-style-name="Standard">
      <style:paragraph-properties fo:margin-top="0.018cm" fo:margin-bottom="0cm" style:contextual-spacing="false" fo:line-height="0.388cm" fo:text-align="justify" style:justify-single-word="false" fo:orphans="0" fo:widows="0"/>
      <style:text-properties style:font-name="Cambria" fo:letter-spacing="-0.002cm" officeooo:paragraph-rsid="001ec1e7" style:font-name-complex="Calibri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ff81" style:font-weight-asian="bold" style:font-weight-complex="bold"/>
    </style:style>
    <style:style style:name="T3" style:family="text">
      <style:text-properties officeooo:rsid="001ba933"/>
    </style:style>
    <style:style style:name="T4" style:family="text">
      <style:text-properties officeooo:rsid="001d0bb9"/>
    </style:style>
    <style:style style:name="T5" style:family="text">
      <style:text-properties officeooo:rsid="001ec1e7"/>
    </style:style>
    <style:style style:name="T6" style:family="text">
      <style:text-properties style:font-name-complex="Calibri2"/>
    </style:style>
    <style:style style:name="T7" style:family="text">
      <style:text-properties style:font-name-complex="Calibri2" style:font-weight-complex="bold"/>
    </style:style>
    <style:style style:name="T8" style:family="text">
      <style:text-properties fo:letter-spacing="-0.002cm" style:font-name-complex="Calibri2" style:font-weight-complex="bold"/>
    </style:style>
    <style:style style:name="T9" style:family="text">
      <style:text-properties fo:letter-spacing="-0.002cm" style:font-name-complex="Calibri2"/>
    </style:style>
    <style:style style:name="T10" style:family="text">
      <style:text-properties fo:letter-spacing="0.004cm" style:font-name-complex="Calibri2" style:font-weight-complex="bold"/>
    </style:style>
    <style:style style:name="T11" style:family="text">
      <style:text-properties fo:letter-spacing="0.004cm" style:font-name-complex="Calibri2"/>
    </style:style>
    <style:style style:name="T12" style:family="text">
      <style:text-properties fo:letter-spacing="-0.004cm" style:font-name-complex="Calibri2" style:font-weight-complex="bold"/>
    </style:style>
    <style:style style:name="T13" style:family="text">
      <style:text-properties fo:letter-spacing="-0.004cm" style:font-name-complex="Calibri2"/>
    </style:style>
    <style:style style:name="T14" style:family="text">
      <style:text-properties fo:letter-spacing="0.002cm" style:font-name-complex="Calibri2" style:font-weight-complex="bold"/>
    </style:style>
    <style:style style:name="T15" style:family="text">
      <style:text-properties fo:letter-spacing="0.002cm" style:font-name-complex="Calibri2"/>
    </style:style>
    <style:style style:name="T16" style:family="text">
      <style:text-properties fo:font-size="10pt" fo:letter-spacing="0.002cm" style:font-size-asian="10pt" style:font-name-complex="Calibri2" style:font-size-complex="10pt"/>
    </style:style>
    <style:style style:name="T17" style:family="text">
      <style:text-properties fo:font-size="10pt" fo:letter-spacing="-0.004cm" style:font-size-asian="10pt" style:font-name-complex="Calibri2" style:font-size-complex="10pt"/>
    </style:style>
    <style:style style:name="T18" style:family="text">
      <style:text-properties fo:font-size="10pt" fo:letter-spacing="0.004cm" style:font-size-asian="10pt" style:font-name-complex="Calibri2" style:font-size-complex="10pt"/>
    </style:style>
    <style:style style:name="T19" style:family="text">
      <style:text-properties fo:font-size="10pt" fo:letter-spacing="-0.002cm" style:font-size-asian="10pt" style:font-name-complex="Calibri2" style:font-size-complex="10pt"/>
    </style:style>
    <style:style style:name="T20" style:family="text">
      <style:text-properties fo:font-size="10pt" style:font-size-asian="10pt" style:font-name-complex="Calibri2" style:font-size-complex="10pt"/>
    </style:style>
    <style:style style:name="T21" style:family="text">
      <style:text-properties fo:font-size="10pt" fo:letter-spacing="0.005cm" style:font-size-asian="10pt" style:font-name-complex="Calibri2" style:font-size-complex="10pt"/>
    </style:style>
    <style:style style:name="T22" style:family="text">
      <style:text-properties fo:font-size="10pt" fo:letter-spacing="-0.009cm" style:font-size-asian="10pt" style:font-name-complex="Calibri2" style:font-size-complex="10pt"/>
    </style:style>
    <style:style style:name="T23" style:family="text">
      <style:text-properties fo:font-size="10pt" fo:letter-spacing="0.009cm" style:font-size-asian="10pt" style:font-name-complex="Calibri2" style:font-size-complex="10pt"/>
    </style:style>
    <style:style style:name="T24" style:family="text">
      <style:text-properties fo:letter-spacing="0.005cm" style:font-name-complex="Calibri2"/>
    </style:style>
    <style:style style:name="T25" style:family="text">
      <style:text-properties fo:letter-spacing="-0.005cm" style:font-name-complex="Calibri2"/>
    </style:style>
    <style:style style:name="T26" style:family="text">
      <style:text-properties style:text-underline-style="solid" style:text-underline-width="auto" style:text-underline-color="font-color" style:font-name-complex="Calibri2"/>
    </style:style>
    <style:style style:name="T27" style:family="text">
      <style:text-properties fo:font-style="italic" style:language-asian="pl" style:country-asian="PL" style:font-style-asian="italic" style:font-name-complex="Calibri2" style:font-style-complex="italic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1dff81" style:font-style-asian="italic" style:font-weight-asian="bold" style:font-style-complex="italic" style:font-weight-complex="bold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dff81" style:font-style-asian="normal" style:font-weight-asian="bold" style:font-style-complex="normal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dff81" style:font-style-asian="normal" style:font-weight-asian="normal" style:font-style-complex="normal" style:font-weight-complex="normal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1dff8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___________________ , dnia _____________</text:p>
      <text:p text:style-name="P11"/>
      <text:p text:style-name="P16">Komornik Sądowy przy Sądzie Rejonowym w <text:span text:style-name="T5">Dębicy</text:span></text:p>
      <text:p text:style-name="P17"><text:span text:style-name="T5">Grażyna Krok- Mondrzejewska</text:span> </text:p>
      <text:p text:style-name="P18">Kancelaria Komornicza nr <text:span text:style-name="T5">VI w Dębicy</text:span></text:p>
      <text:p text:style-name="P19"><text:s/>39-<text:span text:style-name="T5">200 Dębica, ul. Konarskiego 32 b</text:span></text:p>
      <text:p text:style-name="P20"/>
      <text:p text:style-name="P24">WNIOSEK EGZEKUCYJNY</text:p>
      <text:p text:style-name="P25">o egzekucję świadczeń alimentacyjnych</text:p>
      <text:p text:style-name="P12"/>
      <text:p text:style-name="P26">DANE WIERZYCIELA / PRZEDSTAWICIELA USTAWOWEGO:</text:p>
      <text:p text:style-name="P13"/>
      <text:p text:style-name="P21">Nazwisko i imię: _________________________________________________________________tel____________________</text:p>
      <text:p text:style-name="P21">Dokładny adres:</text:p>
      <text:p text:style-name="P21">________________________________________________________________________________________________________________________________________________________________</text:p>
      <text:p text:style-name="P28">(ulica, nr domu, kod, miejscowość)</text:p>
      <text:p text:style-name="P30"/>
      <text:p text:style-name="P21">Data ur. __________________________ PESEL________________________NIP_______________</text:p>
      <text:p text:style-name="P13"/>
      <text:p text:style-name="P13">działając w imieniu alimentowanych:</text:p>
      <text:p text:style-name="P21"/>
      <text:p text:style-name="P22">1)______________________________________PESEL__________________<text:span text:style-name="T4">DATA UR.</text:span>__________</text:p>
      <text:p text:style-name="P14"/>
      <text:p text:style-name="P22"><text:span text:style-name="T4">2</text:span>)______________________________________PESEL__________________<text:span text:style-name="T4">DATA UR.</text:span>__________</text:p>
      <text:p text:style-name="P22"/>
      <text:p text:style-name="P22"><text:span text:style-name="T4">3</text:span>)______________________________________PESEL__________________<text:span text:style-name="T4">DATA UR.</text:span>__________</text:p>
      <text:p text:style-name="P22"/>
      <text:p text:style-name="P22"><text:span text:style-name="T4">4</text:span>)______________________________________PESEL__________________<text:span text:style-name="T4">DATA UR.</text:span>__________</text:p>
      <text:p text:style-name="P23"/>
      <text:p text:style-name="P15"/>
      <text:p text:style-name="P27">DANE DŁUŻNIKA</text:p>
      <text:p text:style-name="P14"/>
      <text:p text:style-name="P22">Nazwisko i imię: ____________________________________________tel_________________________________________</text:p>
      <text:p text:style-name="P22">Dokładny adres:</text:p>
      <text:p text:style-name="P22">____________________________________________________________________________________________________________</text:p>
      <text:p text:style-name="P29">(ulica, nr domu, kod, miejscowość)</text:p>
      <text:p text:style-name="P31"/>
      <text:p text:style-name="P22">Data ur. __________________________ PESEL________________________NIP_______________</text:p>
      <text:p text:style-name="P14"/>
      <text:p text:style-name="P3"><text:span text:style-name="T6">Przedkładając tytuł wykonawczy w postaci wyroku / nakazu zapłaty / protokołu ugody/ postanowienia* <text:s/>Sądu ........................................ w ............................................................<text:line-break/>z dnia ........................................., sygn. akt ....................................... <text:s/>zaopatrzonego<text:line-break/>w klauzulę wykonalności z dnia .......................................... wnoszę<text:line-break/>o wszczęcie postępowania egzekucyjnego przeciwko w/w dłużnikowi w celu wyegzekwowania:</text:span></text:p>
      <text:p text:style-name="P6"><text:span text:style-name="T34">1.alimentów </text:span><text:span text:style-name="T35">bieżących</text:span> od ____________________po _________________ zł miesięcznie</text:p>
      <text:p text:style-name="P5"><text:s/></text:p>
      <text:p text:style-name="P8">z zasądzonymi odsetkami od ___________________wg wyliczeń do dnia zapłaty; </text:p>
      <text:p text:style-name="P5"><text:soft-page-break/></text:p>
      <text:p text:style-name="P6"><text:span text:style-name="T33">2</text:span><text:span text:style-name="T32">.alimentów </text:span><text:span text:style-name="T33">zaległych </text:span>od _____________________po _________________ zł miesięcznie</text:p>
      <text:p text:style-name="P5"><text:s/></text:p>
      <text:p text:style-name="P8">z zasądzonymi odsetkami od ___________________wg wyliczeń do dnia zapłaty; </text:p>
      <text:p text:style-name="P5"/>
      <text:p text:style-name="P32"><text:span text:style-name="T6">3. Inne .......................................................................................................................................</text:span></text:p>
      <text:p text:style-name="P33"><text:span text:style-name="T6">4. Kosztów egzekucyjnych, które powstaną w toku postępowania egzekucyjnego.</text:span></text:p>
      <text:p text:style-name="P37"/>
      <text:p text:style-name="P41"><text:span text:style-name="T8">W</text:span><text:span text:style-name="T7">noszę</text:span><text:span text:style-name="T8"> </text:span><text:span text:style-name="T7">o </text:span><text:span text:style-name="T10">w</text:span><text:span text:style-name="T8">s</text:span><text:span text:style-name="T12">z</text:span><text:span text:style-name="T14">c</text:span><text:span text:style-name="T7">z</text:span><text:span text:style-name="T8">ę</text:span><text:span text:style-name="T14">c</text:span><text:span text:style-name="T7">ie</text:span><text:span text:style-name="T8"> </text:span><text:span text:style-name="T14">e</text:span><text:span text:style-name="T7">gz</text:span><text:span text:style-name="T8">e</text:span><text:span text:style-name="T14">k</text:span><text:span text:style-name="T7">uc</text:span><text:span text:style-name="T12">j</text:span><text:span text:style-name="T7">i</text:span><text:span text:style-name="T14"> </text:span><text:span text:style-name="T7">z:</text:span></text:p>
      <text:p text:style-name="P39"/>
      <text:p text:style-name="P42"><text:span text:style-name="T9">1</text:span><text:span text:style-name="T6">.</text:span><text:span text:style-name="T15"> </text:span><text:span text:style-name="T9">r</text:span><text:span text:style-name="T15">u</text:span><text:span text:style-name="T13">c</text:span><text:span text:style-name="T15">h</text:span><text:span text:style-name="T9">o</text:span><text:span text:style-name="T15">mo</text:span><text:span text:style-name="T6">ści </text:span><text:span text:style-name="T13">.........................................................................................................................…………………………</text:span><text:span text:style-name="T6">.</text:span></text:p>
      <text:p text:style-name="P47"><text:span text:style-name="T16">(</text:span><text:span text:style-name="T17">wy</text:span><text:span text:style-name="T16">m</text:span><text:span text:style-name="T18">i</text:span><text:span text:style-name="T19">en</text:span><text:span text:style-name="T20">ić</text:span><text:span text:style-name="T18"> </text:span><text:span text:style-name="T16">r</text:span><text:span text:style-name="T19">u</text:span><text:span text:style-name="T20">c</text:span><text:span text:style-name="T19">ho</text:span><text:span text:style-name="T16">m</text:span><text:span text:style-name="T19">o</text:span><text:span text:style-name="T20">ści</text:span><text:span text:style-name="T18"> </text:span><text:span text:style-name="T19">o</text:span><text:span text:style-name="T16">ra</text:span><text:span text:style-name="T20">z </text:span><text:span text:style-name="T19">m</text:span><text:span text:style-name="T20">i</text:span><text:span text:style-name="T16">e</text:span><text:span text:style-name="T17">j</text:span><text:span text:style-name="T20">s</text:span><text:span text:style-name="T18">c</text:span><text:span text:style-name="T20">e</text:span><text:span text:style-name="T19"> </text:span><text:span text:style-name="T20">ich</text:span><text:span text:style-name="T16"> </text:span><text:span text:style-name="T19">po</text:span><text:span text:style-name="T18">ł</text:span><text:span text:style-name="T19">o</text:span><text:span text:style-name="T20">ż</text:span><text:span text:style-name="T19">en</text:span><text:span text:style-name="T18">i</text:span><text:span text:style-name="T19">a</text:span><text:span text:style-name="T20">)</text:span></text:p>
      <text:p text:style-name="P51"/>
      <text:p text:style-name="P43"><text:span text:style-name="T9">2</text:span><text:span text:style-name="T6">.</text:span><text:span text:style-name="T15"> </text:span><text:span text:style-name="T6">w</text:span><text:span text:style-name="T13">y</text:span><text:span text:style-name="T15">nag</text:span><text:span text:style-name="T9">ro</text:span><text:span text:style-name="T24">d</text:span><text:span text:style-name="T13">z</text:span><text:span text:style-name="T15">en</text:span><text:span text:style-name="T13">i</text:span><text:span text:style-name="T6">a</text:span><text:span text:style-name="T15"> </text:span><text:span text:style-name="T13">z</text:span><text:span text:style-name="T6">a</text:span><text:span text:style-name="T15"> pracę......................................................................................................………………</text:span><text:span text:style-name="T6">..</text:span></text:p>
      <text:p text:style-name="P47"><text:span text:style-name="T16">(</text:span><text:span text:style-name="T17">w</text:span><text:span text:style-name="T20">sk</text:span><text:span text:style-name="T16">a</text:span><text:span text:style-name="T17">z</text:span><text:span text:style-name="T16">a</text:span><text:span text:style-name="T20">ć </text:span><text:span text:style-name="T16">n</text:span><text:span text:style-name="T19">a</text:span><text:span text:style-name="T20">zwę</text:span><text:span text:style-name="T16"> </text:span><text:span text:style-name="T19">o</text:span><text:span text:style-name="T16">ra</text:span><text:span text:style-name="T20">z </text:span><text:span text:style-name="T19">do</text:span><text:span text:style-name="T20">k</text:span><text:span text:style-name="T18">ł</text:span><text:span text:style-name="T19">a</text:span><text:span text:style-name="T16">d</text:span><text:span text:style-name="T19">n</text:span><text:span text:style-name="T20">y </text:span><text:span text:style-name="T16">a</text:span><text:span text:style-name="T19">d</text:span><text:span text:style-name="T16">r</text:span><text:span text:style-name="T19">e</text:span><text:span text:style-name="T20">s</text:span><text:span text:style-name="T18"> </text:span><text:span text:style-name="T19">p</text:span><text:span text:style-name="T16">r</text:span><text:span text:style-name="T19">a</text:span><text:span text:style-name="T20">c</text:span><text:span text:style-name="T16">o</text:span><text:span text:style-name="T19">d</text:span><text:span text:style-name="T16">a</text:span><text:span text:style-name="T17">w</text:span><text:span text:style-name="T18">c</text:span><text:span text:style-name="T17">y</text:span><text:span text:style-name="T20">)</text:span></text:p>
      <text:p text:style-name="P38"/>
      <text:p text:style-name="P43"><text:span text:style-name="T6">3. renty/emerytury.................................................................................................................…………………….</text:span></text:p>
      <text:p text:style-name="P48"><text:span text:style-name="T15"><text:s text:c="50"/></text:span><text:span text:style-name="T16"><text:s/>(</text:span><text:span text:style-name="T17">w</text:span><text:span text:style-name="T20">sk</text:span><text:span text:style-name="T16">a</text:span><text:span text:style-name="T17">z</text:span><text:span text:style-name="T16">a</text:span><text:span text:style-name="T20">ć </text:span><text:span text:style-name="T16">n</text:span><text:span text:style-name="T19">a</text:span><text:span text:style-name="T20">zwę</text:span><text:span text:style-name="T16"> </text:span><text:span text:style-name="T19">świadczeniodawcy</text:span><text:span text:style-name="T20">)</text:span></text:p>
      <text:p text:style-name="P39"/>
      <text:p text:style-name="P44"><text:span text:style-name="T9"><text:s text:c="2"/>4</text:span><text:span text:style-name="T6">.</text:span><text:span text:style-name="T15"> </text:span><text:span text:style-name="T9">r</text:span><text:span text:style-name="T15">a</text:span><text:span text:style-name="T13">c</text:span><text:span text:style-name="T15">hun</text:span><text:span text:style-name="T13">k</text:span><text:span text:style-name="T6">u</text:span><text:span text:style-name="T15"> </text:span><text:span text:style-name="T9">b</text:span><text:span text:style-name="T15">an</text:span><text:span text:style-name="T13">k</text:span><text:span text:style-name="T24">o</text:span><text:span text:style-name="T13">w</text:span><text:span text:style-name="T15">e</text:span><text:span text:style-name="T9">g</text:span><text:span text:style-name="T6">o</text:span><text:span text:style-name="T15"> </text:span><text:span text:style-name="T13">.........................................................................................................……………………</text:span><text:span text:style-name="T6">.</text:span></text:p>
      <text:p text:style-name="P49"><text:span text:style-name="T16">(</text:span><text:span text:style-name="T19">p</text:span><text:span text:style-name="T16">o</text:span><text:span text:style-name="T19">da</text:span><text:span text:style-name="T20">ć</text:span><text:span text:style-name="T18"> </text:span><text:span text:style-name="T16">n</text:span><text:span text:style-name="T19">a</text:span><text:span text:style-name="T20">z</text:span><text:span text:style-name="T17">w</text:span><text:span text:style-name="T20">ę</text:span><text:span text:style-name="T21"> </text:span><text:span text:style-name="T19">b</text:span><text:span text:style-name="T16">a</text:span><text:span text:style-name="T19">n</text:span><text:span text:style-name="T20">k</text:span><text:span text:style-name="T19">u</text:span><text:span text:style-name="T20">/ numer</text:span><text:span text:style-name="T18"> </text:span><text:span text:style-name="T16">r</text:span><text:span text:style-name="T19">a</text:span><text:span text:style-name="T20">c</text:span><text:span text:style-name="T19">h</text:span><text:span text:style-name="T16">u</text:span><text:span text:style-name="T19">n</text:span><text:span text:style-name="T20">ku</text:span><text:span text:style-name="T16"> </text:span><text:span text:style-name="T19">b</text:span><text:span text:style-name="T16">a</text:span><text:span text:style-name="T19">n</text:span><text:span text:style-name="T20">k</text:span><text:span text:style-name="T16">o</text:span><text:span text:style-name="T17">w</text:span><text:span text:style-name="T16">e</text:span><text:span text:style-name="T19">go</text:span><text:span text:style-name="T20">)</text:span></text:p>
      <text:p text:style-name="P39"/>
      <text:p text:style-name="P34"><text:span text:style-name="T9">5</text:span><text:span text:style-name="T6">.</text:span><text:span text:style-name="T15"> </text:span><text:span text:style-name="T13">w</text:span><text:span text:style-name="T6">i</text:span><text:span text:style-name="T24">e</text:span><text:span text:style-name="T9">r</text:span><text:span text:style-name="T6">zyt</text:span><text:span text:style-name="T15">e</text:span><text:span text:style-name="T13">l</text:span><text:span text:style-name="T15">no</text:span><text:span text:style-name="T6">ści/i</text:span><text:span text:style-name="T15">nn</text:span><text:span text:style-name="T13">y</text:span><text:span text:style-name="T6">ch</text:span><text:span text:style-name="T15"> p</text:span><text:span text:style-name="T25">r</text:span><text:span text:style-name="T24">a</text:span><text:span text:style-name="T6">w</text:span><text:span text:style-name="T13"> </text:span><text:span text:style-name="T15">ma</text:span><text:span text:style-name="T13">j</text:span><text:span text:style-name="T15">ą</text:span><text:span text:style-name="T6">tk</text:span><text:span text:style-name="T15">o</text:span><text:span text:style-name="T6">w</text:span><text:span text:style-name="T13">y</text:span><text:span text:style-name="T6">ch</text:span><text:span text:style-name="T15"> </text:span><text:span text:style-name="T6">..........................................................................………</text:span><text:span text:style-name="T6">...</text:span></text:p>
      <text:p text:style-name="P34"><text:span text:style-name="T6">…………………………………………………………………………………………………………………………………..</text:span></text:p>
      <text:p text:style-name="P50"><text:span text:style-name="T16"><text:s text:c="43"/>(</text:span><text:span text:style-name="T20">w</text:span><text:span text:style-name="T17">y</text:span><text:span text:style-name="T16">m</text:span><text:span text:style-name="T20">i</text:span><text:span text:style-name="T16">e</text:span><text:span text:style-name="T19">n</text:span><text:span text:style-name="T20">ić </text:span><text:span text:style-name="T19">p</text:span><text:span text:style-name="T21">r</text:span><text:span text:style-name="T17">z</text:span><text:span text:style-name="T20">ysł</text:span><text:span text:style-name="T16">u</text:span><text:span text:style-name="T19">g</text:span><text:span text:style-name="T16">u</text:span><text:span text:style-name="T17">j</text:span><text:span text:style-name="T19">ą</text:span><text:span text:style-name="T18">c</text:span><text:span text:style-name="T20">e</text:span><text:span text:style-name="T16"> </text:span><text:span text:style-name="T17">w</text:span><text:span text:style-name="T20">i</text:span><text:span text:style-name="T19">e</text:span><text:span text:style-name="T21">r</text:span><text:span text:style-name="T17">z</text:span><text:span text:style-name="T20">yt</text:span><text:span text:style-name="T19">e</text:span><text:span text:style-name="T18">l</text:span><text:span text:style-name="T19">no</text:span><text:span text:style-name="T20">ści</text:span><text:span text:style-name="T18"> </text:span><text:span text:style-name="T20">l</text:span><text:span text:style-name="T19">u</text:span><text:span text:style-name="T20">b</text:span><text:span text:style-name="T16"> </text:span><text:span text:style-name="T20">i</text:span><text:span text:style-name="T19">nn</text:span><text:span text:style-name="T20">e</text:span><text:span text:style-name="T16"> </text:span><text:span text:style-name="T19">p</text:span><text:span text:style-name="T16">ra</text:span><text:span text:style-name="T17">w</text:span><text:span text:style-name="T19">a</text:span><text:span text:style-name="T20">)</text:span></text:p>
      <text:p text:style-name="P39"/>
      <text:p text:style-name="P45"><text:span text:style-name="T9">6</text:span><text:span text:style-name="T6">.</text:span><text:span text:style-name="T15"> n</text:span><text:span text:style-name="T13">i</text:span><text:span text:style-name="T15">e</text:span><text:span text:style-name="T9">r</text:span><text:span text:style-name="T15">u</text:span><text:span text:style-name="T6">c</text:span><text:span text:style-name="T9">h</text:span><text:span text:style-name="T15">o</text:span><text:span text:style-name="T9">m</text:span><text:span text:style-name="T15">o</text:span><text:span text:style-name="T6">ści 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.......</text:span><text:span text:style-name="T13">.</text:span><text:span text:style-name="T6">....................................................</text:span><text:span text:style-name="T13">.</text:span><text:span text:style-name="T6">...</text:span><text:span text:style-name="T13">.</text:span><text:span text:style-name="T6">...</text:span><text:span text:style-name="T13">.</text:span><text:span text:style-name="T6">...</text:span><text:span text:style-name="T13">.</text:span></text:p>
      <text:p text:style-name="P49"><text:span text:style-name="T16">(</text:span><text:span text:style-name="T17">w</text:span><text:span text:style-name="T20">s</text:span><text:span text:style-name="T18">k</text:span><text:span text:style-name="T19">a</text:span><text:span text:style-name="T20">z</text:span><text:span text:style-name="T19">a</text:span><text:span text:style-name="T20">ć</text:span><text:span text:style-name="T18"> </text:span><text:span text:style-name="T19">m</text:span><text:span text:style-name="T20">i</text:span><text:span text:style-name="T16">e</text:span><text:span text:style-name="T17">j</text:span><text:span text:style-name="T20">s</text:span><text:span text:style-name="T18">c</text:span><text:span text:style-name="T20">e</text:span><text:span text:style-name="T19"> po</text:span><text:span text:style-name="T20">ł</text:span><text:span text:style-name="T16">o</text:span><text:span text:style-name="T17">ż</text:span><text:span text:style-name="T16">e</text:span><text:span text:style-name="T19">n</text:span><text:span text:style-name="T18">i</text:span><text:span text:style-name="T19">a nieruchomości</text:span><text:span text:style-name="T20">,</text:span><text:span text:style-name="T16"> </text:span><text:span text:style-name="T19">n</text:span><text:span text:style-name="T20">r </text:span><text:span text:style-name="T22">K</text:span><text:span text:style-name="T23">W</text:span><text:span text:style-name="T20">)</text:span></text:p>
      <text:p text:style-name="P40"/>
      <text:p text:style-name="P35"><text:span text:style-name="T7">Wyegzekwowane kwoty należy przekazać na w/w adres wierzyciela / na rachunek bankowy numer*:</text:span></text:p>
      <text:p text:style-name="P36"><text:span text:style-name="T6">_</text:span><text:span text:style-name="T9"> </text:span><text:span text:style-name="T6">_</text:span><text:span text:style-name="T24"> </text:span><text:span text:style-name="T6">- _ _ _</text:span><text:span text:style-name="T9"> </text:span><text:span text:style-name="T6">_</text:span><text:span text:style-name="T11"> </text:span><text:span text:style-name="T6">- _ _ _</text:span><text:span text:style-name="T9"> </text:span><text:span text:style-name="T6">_</text:span><text:span text:style-name="T11"> </text:span><text:span text:style-name="T6">- _ _ _</text:span><text:span text:style-name="T9"> </text:span><text:span text:style-name="T6">_</text:span><text:span text:style-name="T11"> </text:span><text:span text:style-name="T6">- _ _ _</text:span><text:span text:style-name="T9"> </text:span><text:span text:style-name="T6">_</text:span><text:span text:style-name="T11"> </text:span><text:span text:style-name="T6">- _ _ _</text:span><text:span text:style-name="T9"> </text:span><text:span text:style-name="T6">_</text:span><text:span text:style-name="T11"> </text:span><text:span text:style-name="T6">- _ _ _</text:span><text:span text:style-name="T9"> </text:span><text:span text:style-name="T6">_ <text:s/>.</text:span></text:p>
      <text:p text:style-name="P37"/>
      <text:p text:style-name="P46"><text:span text:style-name="T26">Jednocześnie zobowiązuję się do poinformowania Komornika o każdej wpłacie otrzymanej bezpośrednio od dłużnika.</text:span></text:p>
      <text:p text:style-name="P37"/>
      <text:p text:style-name="P46"><text:span text:style-name="T6"><text:s text:c="46"/></text:span></text:p>
      <text:p text:style-name="P35"><text:span text:style-name="T27">"Zgodnie z art. 10 ust. 1 ustawy z dnia 22 marca 2018 r. o komornikach sądowych oświadczam, że korzystam z prawa wyboru komornika".*</text:span></text:p>
      <text:p text:style-name="P4"><text:span text:style-name="T6"><text:s text:c="19"/></text:span></text:p>
      <text:p text:style-name="P10"/>
      <text:p text:style-name="P10"><text:tab/><text:tab/><text:tab/><text:tab/><text:tab/><text:tab/><text:tab/>______________________________________________</text:p>
      <text:p text:style-name="P2"><text:span text:style-name="T3">(</text:span>czytelny podpis wierzyciela<text:span text:style-name="T3">)</text:span></text:p>
      <text:p text:style-name="P2"/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2-12T08:49:53.971000000</meta:creation-date>
    <dc:date>2022-01-27T11:30:41.322000000</dc:date>
    <meta:editing-duration>PT1H13M49S</meta:editing-duration>
    <meta:editing-cycles>9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55" meta:word-count="314" meta:character-count="4236" meta:non-whitespace-character-count="3796"/>
  </office:meta>
</office:document-meta>
</file>